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color="#000000" draw:fill="none" draw:textarea-vertical-align="middle"/>
    </style:style>
    <style:style style:name="gr2" style:family="graphic" style:parent-style-name="objectwithoutfill">
      <style:graphic-properties draw:stroke="dash" draw:stroke-dash="Fine_20_Dashed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stroke="solid" draw:stroke-dash="Fine_20_Dashed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68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2cm" fo:min-width="0.31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cm" fo:min-width="4.51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cm" fo:min-width="0.19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cm" fo:min-width="1.56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cm" fo:min-width="2.85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cm" fo:min-width="4.245cm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18pt" style:font-size-asian="18pt" style:font-size-complex="18pt"/>
    </style:style>
    <style:style style:name="P3" style:family="paragraph">
      <style:text-properties style:font-name="Times New Roman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font-name="Times New Roma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path draw:style-name="gr1" draw:text-style-name="P1" draw:layer="layout" svg:width="1.104cm" svg:height="3.364cm" svg:x="18.394cm" svg:y="7.442cm" svg:viewBox="0 0 1105 3365" svg:d="M0 3365c415-505 276-3365 553-3365 276 0 137 2860 552 3365">
            <text:p/>
          </draw:path>
          <draw:path draw:style-name="gr1" draw:text-style-name="P1" draw:layer="layout" svg:width="1.104cm" svg:height="3.364cm" svg:x="21.156cm" svg:y="7.442cm" svg:viewBox="0 0 1105 3365" svg:d="M0 3365c415-505 276-3365 553-3365 276 0 137 2860 552 3365">
            <text:p/>
          </draw:path>
          <draw:line draw:style-name="gr2" draw:text-style-name="P1" draw:layer="layout" svg:x1="18.947cm" svg:y1="7.442cm" svg:x2="18.947cm" svg:y2="10.807cm">
            <text:p/>
          </draw:line>
          <draw:line draw:style-name="gr2" draw:text-style-name="P1" draw:layer="layout" svg:x1="21.709cm" svg:y1="7.442cm" svg:x2="21.709cm" svg:y2="10.807cm">
            <text:p/>
          </draw:line>
          <draw:path draw:style-name="gr1" draw:text-style-name="P1" draw:layer="layout" svg:width="1.104cm" svg:height="3.364cm" draw:transform="rotate (-3.14159265358979) translate (20.8803745289344cm 14.1708898111745cm)" svg:viewBox="0 0 1105 3365" svg:d="M1105 3365c-415-505-276-3365-552-3365-277 0-138 2860-553 3365">
            <text:p/>
          </draw:path>
          <draw:line draw:style-name="gr2" draw:text-style-name="P1" draw:layer="layout" svg:x1="20.328cm" svg:y1="10.806cm" svg:x2="20.328cm" svg:y2="14.171cm">
            <text:p/>
          </draw:line>
          <draw:line draw:style-name="gr3" draw:text-style-name="P1" draw:layer="layout" svg:x1="18.256cm" svg:y1="10.806cm" svg:x2="18.256cm" svg:y2="5.76cm">
            <text:p/>
          </draw:line>
          <draw:line draw:style-name="gr3" draw:text-style-name="P1" draw:layer="layout" svg:x1="18.256cm" svg:y1="10.806cm" svg:x2="23.123cm" svg:y2="10.806cm">
            <text:p/>
          </draw:line>
          <draw:path draw:style-name="gr1" draw:text-style-name="P1" draw:layer="layout" svg:width="1.104cm" svg:height="3.364cm" svg:x="13.286cm" svg:y="7.442cm" svg:viewBox="0 0 1105 3365" svg:d="M0 3365c415-505 276-3365 553-3365 276 0 137 2860 552 3365z">
            <text:p/>
          </draw:path>
          <draw:line draw:style-name="gr4" draw:text-style-name="P1" draw:layer="layout" svg:x1="13.838cm" svg:y1="10.806cm" svg:x2="13.838cm" svg:y2="14.171cm">
            <text:p/>
          </draw:line>
          <draw:path draw:style-name="gr1" draw:text-style-name="P1" draw:layer="layout" svg:width="1.104cm" svg:height="3.364cm" draw:transform="rotate (-3.14159265358979) translate (13.0099052742643cm 14.1708898111745cm)" svg:viewBox="0 0 1105 3365" svg:d="M1105 3365c-415-505-276-3365-552-3365-277 0-138 2860-553 3365">
            <text:p/>
          </draw:path>
          <draw:line draw:style-name="gr4" draw:text-style-name="P1" draw:layer="layout" svg:x1="12.457cm" svg:y1="10.807cm" svg:x2="12.457cm" svg:y2="7.442cm">
            <text:p/>
          </draw:line>
          <draw:path draw:style-name="gr1" draw:text-style-name="P1" draw:layer="layout" svg:width="1.104cm" svg:height="3.364cm" draw:transform="rotate (-3.14159265358979) translate (15.7725417390948cm 14.1708898111745cm)" svg:viewBox="0 0 1105 3365" svg:d="M1105 3365c-415-505-276-3365-552-3365-277 0-138 2860-553 3365">
            <text:p/>
          </draw:path>
          <draw:line draw:style-name="gr4" draw:text-style-name="P1" draw:layer="layout" svg:x1="15.22cm" svg:y1="10.807cm" svg:x2="15.22cm" svg:y2="7.442cm">
            <text:p/>
          </draw:line>
          <draw:line draw:style-name="gr3" draw:text-style-name="P1" draw:layer="layout" svg:x1="11.767cm" svg:y1="10.806cm" svg:x2="16.634cm" svg:y2="10.806cm">
            <text:p/>
          </draw:line>
          <draw:line draw:style-name="gr3" draw:text-style-name="P1" draw:layer="layout" svg:x1="11.767cm" svg:y1="10.806cm" svg:x2="11.767cm" svg:y2="5.76cm">
            <text:p/>
          </draw:line>
          <draw:line draw:style-name="gr3" draw:text-style-name="P1" draw:layer="layout" svg:x1="5.205cm" svg:y1="10.806cm" svg:x2="10.072cm" svg:y2="10.806cm">
            <text:p/>
          </draw:line>
          <draw:line draw:style-name="gr3" draw:text-style-name="P1" draw:layer="layout" svg:x1="5.205cm" svg:y1="10.806cm" svg:x2="5.205cm" svg:y2="5.76cm">
            <text:p/>
          </draw:line>
          <draw:line draw:style-name="gr4" draw:text-style-name="P1" draw:layer="layout" svg:x1="8.691cm" svg:y1="10.807cm" svg:x2="8.691cm" svg:y2="7.442cm">
            <text:p/>
          </draw:line>
          <draw:line draw:style-name="gr4" draw:text-style-name="P1" draw:layer="layout" svg:x1="7.309cm" svg:y1="14.171cm" svg:x2="7.309cm" svg:y2="10.806cm">
            <text:p/>
          </draw:line>
          <draw:line draw:style-name="gr4" draw:text-style-name="P1" draw:layer="layout" svg:x1="5.928cm" svg:y1="10.807cm" svg:x2="5.928cm" svg:y2="7.442cm">
            <text:p/>
          </draw:line>
          <draw:frame draw:style-name="gr5" draw:text-style-name="P2" draw:layer="layout" svg:width="0.691cm" svg:height="0.962cm" svg:x="16.907cm" svg:y="10.331cm">
            <draw:text-box>
              <text:p><text:span text:style-name="T1">+</text:span></text:p>
            </draw:text-box>
          </draw:frame>
          <draw:frame draw:style-name="gr6" draw:text-style-name="P2" draw:layer="layout" svg:width="0.776cm" svg:height="1.052cm" svg:x="10.28cm" svg:y="10.331cm">
            <draw:text-box>
              <text:p><text:span text:style-name="T1">=</text:span></text:p>
            </draw:text-box>
          </draw:frame>
          <draw:frame draw:style-name="gr7" draw:text-style-name="P3" draw:layer="layout" svg:width="5.171cm" svg:height="0.958cm" draw:transform="rotate (1.57777764380287) translate (4.137cm 10.148cm)">
            <draw:text-box>
              <text:p><text:span text:style-name="T2">Charge magnitude</text:span></text:p>
            </draw:text-box>
          </draw:frame>
          <draw:frame draw:style-name="gr8" draw:text-style-name="P3" draw:layer="layout" svg:width="0.714cm" svg:height="0.958cm" svg:x="9.034cm" svg:y="11.063cm">
            <draw:text-box>
              <text:p><text:span text:style-name="T2">r</text:span></text:p>
            </draw:text-box>
          </draw:frame>
          <draw:frame draw:style-name="gr8" draw:text-style-name="P3" draw:layer="layout" svg:width="0.714cm" svg:height="0.958cm" svg:x="16.176cm" svg:y="11.063cm">
            <draw:text-box>
              <text:p><text:span text:style-name="T2">r</text:span></text:p>
            </draw:text-box>
          </draw:frame>
          <draw:frame draw:style-name="gr8" draw:text-style-name="P3" draw:layer="layout" svg:width="0.714cm" svg:height="0.958cm" svg:x="22.393cm" svg:y="11.063cm">
            <draw:text-box>
              <text:p><text:span text:style-name="T2">r</text:span></text:p>
            </draw:text-box>
          </draw:frame>
          <draw:frame draw:style-name="gr9" draw:text-style-name="P3" draw:layer="layout" svg:width="2.128cm" svg:height="0.958cm" svg:x="6.485cm" svg:y="14.536cm">
            <draw:text-box>
              <text:p><text:span text:style-name="T2">Ewald</text:span></text:p>
            </draw:text-box>
          </draw:frame>
          <draw:frame draw:style-name="gr10" draw:text-style-name="P3" draw:layer="layout" svg:width="3.457cm" svg:height="0.958cm" svg:x="12.468cm" svg:y="14.536cm">
            <draw:text-box>
              <text:p><text:span text:style-name="T2">Real-space </text:span></text:p>
            </draw:text-box>
          </draw:frame>
          <draw:frame draw:style-name="gr11" draw:text-style-name="P3" draw:layer="layout" svg:width="4.888cm" svg:height="0.958cm" svg:x="18.734cm" svg:y="14.536cm">
            <draw:text-box>
              <text:p><text:span text:style-name="T2">Reciprocal-space</text:span></text:p>
            </draw:text-box>
          </draw:frame>
        </draw:g>
        <presentation:notes draw:style-name="dp2">
          <draw:page-thumbnail draw:style-name="gr1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dan Lamichhane</meta:initial-creator>
    <meta:creation-date>2016-02-16T15:10:48.924164382</meta:creation-date>
    <dc:date>2016-02-16T16:01:00.526694432</dc:date>
    <dc:creator>Madan Lamichhane</dc:creator>
    <meta:editing-duration>PT8M32S</meta:editing-duration>
    <meta:editing-cycles>2</meta:editing-cycles>
    <meta:generator>LibreOffice/4.2.8.2$Linux_X86_64 LibreOffice_project/420m0$Build-2</meta:generator>
    <meta:document-statistic meta:object-count="54"/>
  </office:meta>
</office:document-meta>
</file>